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 style:master-page-name="MP0">
      <style:table-properties style:width="6.278cm" fo:margin-left="0cm" style:page-number="auto" table:align="left"/>
    </style:style>
    <style:style style:name="Tabla1.A" style:family="table-column">
      <style:table-column-properties style:column-width="6.278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6.278cm" fo:margin-left="0cm" table:align="left"/>
    </style:style>
    <style:style style:name="Tabla2.A" style:family="table-column">
      <style:table-column-properties style:column-width="6.278cm"/>
    </style:style>
    <style:style style:name="Tabla2.1" style:family="table-row">
      <style:table-row-properties style:min-row-height="0.489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487cm"/>
    </style:style>
    <style:style style:name="Tabla2.3" style:family="table-row">
      <style:table-row-properties style:min-row-height="4.463cm"/>
    </style:style>
    <style:style style:name="Tabla3" style:family="table">
      <style:table-properties style:width="19.754cm" fo:margin-left="-2.009cm" table:align="left"/>
    </style:style>
    <style:style style:name="Tabla3.A" style:family="table-column">
      <style:table-column-properties style:column-width="19.754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8.992cm" fo:margin-left="0cm" table:align="left"/>
    </style:style>
    <style:style style:name="Tabla4.A" style:family="table-column">
      <style:table-column-properties style:column-width="8.992cm"/>
    </style:style>
    <style:style style:name="Tab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5.992cm" fo:margin-left="0cm" table:align="left"/>
    </style:style>
    <style:style style:name="Tabla5.A" style:family="table-column">
      <style:table-column-properties style:column-width="5.992cm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0.493cm" fo:margin-left="0cm" table:align="left"/>
    </style:style>
    <style:style style:name="Tabla6.A" style:family="table-column">
      <style:table-column-properties style:column-width="10.493cm"/>
    </style:style>
    <style:style style:name="Tab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7.493cm" fo:margin-left="0cm" table:align="left"/>
    </style:style>
    <style:style style:name="Tabla7.A" style:family="table-column">
      <style:table-column-properties style:column-width="7.493cm"/>
    </style:style>
    <style:style style:name="Tab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5.743cm" fo:margin-left="0cm" table:align="left"/>
    </style:style>
    <style:style style:name="Tabla8.A" style:family="table-column">
      <style:table-column-properties style:column-width="5.743cm"/>
    </style:style>
    <style:style style:name="Tab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7.743cm" fo:margin-left="0cm" table:align="left"/>
    </style:style>
    <style:style style:name="Tabla9.A" style:family="table-column">
      <style:table-column-properties style:column-width="7.743cm"/>
    </style:style>
    <style:style style:name="Tab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7.743cm" fo:margin-left="0cm" table:align="left"/>
    </style:style>
    <style:style style:name="Tabla10.A" style:family="table-column">
      <style:table-column-properties style:column-width="7.743cm"/>
    </style:style>
    <style:style style:name="Tab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5.69cm" fo:margin-left="0cm" table:align="left"/>
    </style:style>
    <style:style style:name="Tabla11.A" style:family="table-column">
      <style:table-column-properties style:column-width="15.69cm"/>
    </style:style>
    <style:style style:name="Tabla11.1" style:family="table-row">
      <style:table-row-properties style:min-row-height="0.734cm"/>
    </style:style>
    <style:style style:name="Tab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1.2" style:family="table-row">
      <style:table-row-properties style:min-row-height="2.946cm"/>
    </style:style>
    <style:style style:name="Tabla11.3" style:family="table-row">
      <style:table-row-properties style:min-row-height="1.184cm"/>
    </style:style>
    <style:style style:name="Tabla12" style:family="table">
      <style:table-properties style:width="12.594cm" table:align="left"/>
    </style:style>
    <style:style style:name="Tabla12.A" style:family="table-column">
      <style:table-column-properties style:column-width="12.594cm"/>
    </style:style>
    <style:style style:name="Tabla1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2" style:family="paragraph" style:parent-style-name="Normal">
      <style:paragraph-properties fo:margin-top="0cm" fo:margin-bottom="0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ize="12pt" fo:language="en" fo:country="US" style:font-size-asian="12pt" style:font-size-complex="12pt"/>
    </style:style>
    <style:style style:name="P4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font-size="12pt" fo:language="en" fo:country="US" style:font-size-asian="12pt" style:font-name-complex="Calibri" style:font-size-complex="12pt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fo:font-size="12pt" fo:language="en" fo:country="US" style:font-size-asian="12pt" style:font-size-complex="12pt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color="#000000" fo:language="en" fo:country="US"/>
    </style:style>
    <style:style style:name="P10" style:family="paragraph" style:parent-style-name="Normal">
      <style:paragraph-properties fo:margin-top="0cm" fo:margin-bottom="0cm" loext:contextual-spacing="false"/>
      <style:text-properties text:display="none"/>
    </style:style>
    <style:style style:name="P11" style:family="paragraph" style:parent-style-name="Normal">
      <style:paragraph-properties fo:margin-top="0cm" fo:margin-bottom="0cm" loext:contextual-spacing="false"/>
      <style:text-properties fo:language="en" fo:country="US" text:display="none"/>
    </style:style>
    <style:style style:name="P12" style:family="paragraph" style:parent-style-name="Normal">
      <style:text-properties fo:font-size="12pt" fo:language="en" fo:country="US" style:font-size-asian="12pt" style:font-size-complex="12pt"/>
    </style:style>
    <style:style style:name="P13" style:family="paragraph" style:parent-style-name="Normal">
      <style:paragraph-properties fo:margin-left="0cm" fo:margin-right="0cm" fo:text-indent="1.249cm" style:auto-text-indent="false"/>
      <style:text-properties fo:font-size="12pt" fo:language="en" fo:country="US" style:font-size-asian="12pt" style:font-size-complex="12pt"/>
    </style:style>
    <style:style style:name="P14" style:family="paragraph" style:parent-style-name="Normal">
      <style:paragraph-properties fo:margin-top="0cm" fo:margin-bottom="0cm" loext:contextual-spacing="false" fo:line-height="100%"/>
      <style:text-properties fo:font-size="12pt" fo:language="en" fo:country="US" style:font-size-asian="12pt" style:font-size-complex="12pt"/>
    </style:style>
    <style:style style:name="P15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paragraph-rsid="00084b97" style:font-size-asian="12pt" style:font-size-complex="12pt"/>
    </style:style>
    <style:style style:name="P16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paragraph-rsid="000a395e" style:font-size-asian="12pt" style:font-size-complex="12pt"/>
    </style:style>
    <style:style style:name="P17" style:family="paragraph" style:parent-style-name="Normal">
      <style:paragraph-properties fo:margin-top="0cm" fo:margin-bottom="0cm" loext:contextual-spacing="false" fo:line-height="100%"/>
      <style:text-properties fo:font-size="12pt" fo:language="en" fo:country="US" officeooo:rsid="00084b97" officeooo:paragraph-rsid="00084b97" style:font-size-asian="12pt" style:font-size-complex="12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style:font-size-asian="12pt" style:font-name-complex="Calibri" style:font-size-complex="12pt"/>
    </style:style>
    <style:style style:name="T3" style:family="text">
      <style:text-properties fo:font-size="12pt" fo:language="en" fo:country="US" fo:font-style="italic" style:font-size-asian="12pt" style:font-style-asian="italic" style:font-name-complex="Calibri" style:font-size-complex="12pt"/>
    </style:style>
    <style:style style:name="T4" style:family="text">
      <style:text-properties fo:font-size="12pt" fo:language="en" fo:country="US" fo:font-style="italic" style:font-size-asian="12pt" style:font-style-asian="italic" style:font-size-complex="12pt"/>
    </style:style>
    <style:style style:name="T5" style:family="text">
      <style:text-properties fo:language="en" fo:country="US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fo:language="en" fo:country="US" style:font-size-asian="12pt" style:font-name-complex="Calibri" style:font-size-complex="12pt"/>
    </style:style>
    <style:style style:name="T8" style:family="text">
      <style:text-properties fo:color="#000000" style:font-name="Times New Roman" fo:font-size="12pt" fo:language="en" fo:country="US" style:font-size-asian="12pt" style:font-size-complex="12pt"/>
    </style:style>
    <style:style style:name="T9" style:family="text">
      <style:text-properties fo:color="#000000" style:font-name="Times New Roman" fo:language="en" fo:country="US"/>
    </style:style>
    <style:style style:name="T10" style:family="text">
      <style:text-properties fo:color="#ff0000" fo:font-size="12pt" fo:language="en" fo:country="US" style:font-size-asian="12pt" style:font-size-complex="12pt"/>
    </style:style>
    <style:style style:name="T11" style:family="text">
      <style:text-properties officeooo:rsid="00084b9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VIRTUAL CAMPUS</text:p>
          </table:table-cell>
        </table:table-row>
        <table:table-row>
          <table:table-cell table:style-name="Tabla1.A1" office:value-type="string">
            <text:p text:style-name="P2"><text:span text:style-name="Fuente_20_de_20_párrafo_20_predeter."><text:span text:style-name="T1">-</text:span></text:span><text:span text:style-name="Fuente_20_de_20_párrafo_20_predeter."><text:span text:style-name="T5">-admin_number:integer</text:span></text:span></text:p>
            <text:p text:style-name="P3">-admins[*]:Administrator</text:p>
            <text:p text:style-name="P3">-prof_number:integer</text:p>
            <text:p text:style-name="P3">-proflist[*]:Professor</text:p>
            <text:p text:style-name="P3">-degree_number:integer</text:p>
            <text:p text:style-name="P3">-degreelist[*]:Degree</text:p>
            <text:p text:style-name="P3">-seminar_number:integer</text:p>
            <text:p text:style-name="P3">-seminalist[*]:Seminar</text:p>
            <text:p text:style-name="P3">-currentuser:User*</text:p>
            <text:p text:style-name="P3">-fdp_number:integer</text:p>
            <text:p text:style-name="P8">-projectlist:FDP*</text:p>
          </table:table-cell>
        </table:table-row>
        <table:table-row>
          <table:table-cell table:style-name="Tabla1.A1" office:value-type="string">
            <text:p text:style-name="P3">+VirtualCampus()</text:p>
            <text:p text:style-name="P2"><text:span text:style-name="Fuente_20_de_20_párrafo_20_predeter."><text:span text:style-name="T6">+</text:span></text:span><text:span text:style-name="pl-en"><text:span text:style-name="T8">~</text:span></text:span><text:span text:style-name="Fuente_20_de_20_párrafo_20_predeter."><text:span text:style-name="T6">VirtualCampus()</text:span></text:span></text:p>
            <text:p text:style-name="P9">+addDegree()</text:p>
            <text:p text:style-name="P9">+addFDP()</text:p>
            <text:p text:style-name="P9">+addSeminar()</text:p>
            <text:p text:style-name="P9">+addCourse()</text:p>
            <text:p text:style-name="P3">+start()</text:p>
            <text:p text:style-name="P8">+run()</text:p>
            <text:p text:style-name="P8">+end()</text:p>
          </table:table-cell>
        </table:table-row>
      </table:table>
      <text:p text:style-name="P1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DATE</text:p>
          </table:table-cell>
        </table:table-row>
        <table:table-row table:style-name="Tabla2.2">
          <table:table-cell table:style-name="Tabla2.A1" office:value-type="string">
            <text:p text:style-name="P3">-day:integer</text:p>
            <text:p text:style-name="P3">-month:integer</text:p>
            <text:p text:style-name="P3">-year:integer</text:p>
          </table:table-cell>
        </table:table-row>
        <table:table-row table:style-name="Tabla2.3">
          <table:table-cell table:style-name="Tabla2.A1" office:value-type="string">
            <text:p text:style-name="P3">+Date(d=1: integer, m=1: integer, y=1: <text:s/>integer)</text:p>
            <text:p text:style-name="P3">+Date(other: const Date&amp;)</text:p>
            <text:p text:style-name="P3">+getday():integer</text:p>
            <text:p text:style-name="P3">+setday(d: Integer)</text:p>
            <text:p text:style-name="P3">+getmonth():integer</text:p>
            <text:p text:style-name="P3">+setmonth(m: integer)</text:p>
            <text:p text:style-name="P3">+getyear():integer</text:p>
            <text:p text:style-name="P3">+setyear(y: integer)</text:p>
          </table:table-cell>
        </table:table-row>
      </table:table>
      <text:p text:style-name="P10"/>
      <text:p text:style-name="P11"/>
      <text:p text:style-name="P12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COURSE</text:p>
          </table:table-cell>
        </table:table-row>
        <table:table-row>
          <table:table-cell table:style-name="Tabla3.A1" office:value-type="string">
            <text:p text:style-name="P3">-credits:integer</text:p>
            <text:p text:style-name="P3">-studentlist[*]: Link_us_res </text:p>
            <text:p text:style-name="P3">-degree: Degree*</text:p>
            <text:p text:style-name="P3">-class_marks[*]: Mark</text:p>
            <text:p text:style-name="P3">-teachers[2]: Link_us_res*</text:p>
          </table:table-cell>
        </table:table-row>
        <table:table-row>
          <table:table-cell table:style-name="Tabla3.A1" office:value-type="string">
            <text:p text:style-name="P2"><text:span text:style-name="Fuente_20_de_20_párrafo_20_predeter."><text:span text:style-name="T1">+</text:span></text:span><text:span text:style-name="Fuente_20_de_20_párrafo_20_predeter."><text:span text:style-name="T2">getcredits():integer</text:span></text:span></text:p>
            <text:p text:style-name="P5">+setcredits(int c)</text:p>
            <text:p text:style-name="P2"><text:span text:style-name="Fuente_20_de_20_párrafo_20_predeter."><text:span text:style-name="T2">+</text:span></text:span><text:span text:style-name="Fuente_20_de_20_párrafo_20_predeter."><text:span text:style-name="T7">Course (id=</text:span></text:span><text:span text:style-name="pl-pds"><text:span text:style-name="T7">"</text:span></text:span><text:span text:style-name="pl-s"><text:span text:style-name="T7">undefined</text:span></text:span><text:span text:style-name="pl-pds"><text:span text:style-name="T7">":</text:span></text:span><text:span text:style-name="pl-pds"><text:span text:style-name="T5">string</text:span></text:span><text:span text:style-name="Fuente_20_de_20_párrafo_20_predeter."><text:span text:style-name="T7">, *d=</text:span></text:span><text:span text:style-name="pl-c1"><text:span text:style-name="T7">nullptr:</text:span></text:span><text:span text:style-name="pl-c1"><text:span text:style-name="T5"> Degree</text:span></text:span><text:span text:style-name="pl-c1"><text:span text:style-name="T7">, </text:span></text:span><text:span text:style-name="Fuente_20_de_20_párrafo_20_predeter."><text:span text:style-name="T7"><text:s/>c=</text:span></text:span><text:span text:style-name="pl-c1"><text:span text:style-name="T7">6:</text:span></text:span><text:span text:style-name="pl-c1"><text:span text:style-name="T5">integer</text:span></text:span><text:span text:style-name="pl-c1"><text:span text:style-name="T7">, </text:span></text:span><text:span text:style-name="Fuente_20_de_20_párrafo_20_predeter."><text:span text:style-name="T7"><text:s/>s=</text:span></text:span><text:span text:style-name="pl-pds"><text:span text:style-name="T7">"</text:span></text:span><text:span text:style-name="pl-s"><text:span text:style-name="T7">unknown</text:span></text:span><text:span text:style-name="pl-pds"><text:span text:style-name="T7">":</text:span></text:span><text:span text:style-name="pl-pds"><text:span text:style-name="T5">string </text:span></text:span><text:span text:style-name="Fuente_20_de_20_párrafo_20_predeter."><text:span text:style-name="T7">, t=</text:span></text:span><text:span text:style-name="pl-c1"><text:span text:style-name="T7">nullptr:</text:span></text:span><text:span text:style-name="pl-c1"><text:span text:style-name="T5"> </text:span></text:span><text:span text:style-name="Fuente_20_de_20_párrafo_20_predeter."><text:span text:style-name="T7">Link_us_res **)</text:span></text:span></text:p>
            <text:p text:style-name="P5">+Course (const Course&amp;)</text:p>
            <text:p text:style-name="P5">+Course&amp; operator= (const Course&amp;)</text:p>
            <text:p text:style-name="P2"><text:span text:style-name="Fuente_20_de_20_párrafo_20_predeter."><text:span text:style-name="T2">+addUser(User *: newUser)</text:span></text:span></text:p>
          </table:table-cell>
        </table:table-row>
      </table:table>
      <text:p text:style-name="P12"/>
      <text:p text:style-name="P12"><text:soft-page-break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>RESOURCE</text:p>
          </table:table-cell>
        </table:table-row>
        <table:table-row>
          <table:table-cell table:style-name="Tabla4.A1" office:value-type="string">
            <text:p text:style-name="P6">#identification:string</text:p>
            <text:p text:style-name="P6">#status:string</text:p>
          </table:table-cell>
        </table:table-row>
        <table:table-row>
          <table:table-cell table:style-name="Tabla4.A1" office:value-type="string">
            <text:p text:style-name="P2"><text:span text:style-name="Fuente_20_de_20_párrafo_20_predeter."><text:span text:style-name="T1">+</text:span></text:span><text:span text:style-name="Fuente_20_de_20_párrafo_20_predeter."><text:span text:style-name="T2">Resource (string id=”undefined”, string s=”unknown”)</text:span></text:span></text:p>
            <text:p text:style-name="P5">+Resource(const Resource&amp;)</text:p>
            <text:p text:style-name="P2"><text:span text:style-name="Fuente_20_de_20_párrafo_20_predeter."><text:span text:style-name="T2">+</text:span></text:span><text:span text:style-name="Fuente_20_de_20_párrafo_20_predeter."><text:span text:style-name="T7">virtual </text:span></text:span><text:span text:style-name="pl-en"><text:span text:style-name="T7">~Resource()</text:span></text:span></text:p>
            <text:p text:style-name="P5">+virtual Resource&amp; operator= (const Resource &amp;r)</text:p>
            <text:p text:style-name="P5">+setIdentification(string id)</text:p>
            <text:p text:style-name="P5">+getIdentification():string</text:p>
            <text:p text:style-name="P5">+setstatus(string s)</text:p>
            <text:p text:style-name="P5">+getstatus():string</text:p>
            <text:p text:style-name="P2"><text:span text:style-name="Fuente_20_de_20_párrafo_20_predeter."><text:span text:style-name="T2">+</text:span></text:span><text:span text:style-name="Fuente_20_de_20_párrafo_20_predeter."><text:span text:style-name="T3">addUser</text:span></text:span><text:span text:style-name="Fuente_20_de_20_párrafo_20_predeter."><text:span text:style-name="T2">(User *newUser)</text:span></text:span></text:p>
          </table:table-cell>
        </table:table-row>
      </table:table>
      <text:p text:style-name="P12"/>
      <text:p text:style-name="P12"/>
      <table:table table:name="Tabla5" table:style-name="Tabla5">
        <table:table-column table:style-name="Tabla5.A"/>
        <table:table-row>
          <table:table-cell table:style-name="Tabla5.A1" office:value-type="string">
            <text:p text:style-name="P4">MARK</text:p>
          </table:table-cell>
        </table:table-row>
        <table:table-row>
          <table:table-cell table:style-name="Tabla5.A1" office:value-type="string">
            <text:p text:style-name="P3">-value:integer</text:p>
          </table:table-cell>
        </table:table-row>
        <table:table-row>
          <table:table-cell table:style-name="Tabla5.A1" office:value-type="string">
            <text:p text:style-name="P3">+Mark()</text:p>
            <text:p text:style-name="P3">+setvalue(int v)</text:p>
            <text:p text:style-name="P3">+getvalue():integer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6" table:style-name="Tabla6">
        <table:table-column table:style-name="Tabla6.A"/>
        <table:table-row>
          <table:table-cell table:style-name="Tabla6.A1" office:value-type="string">
            <text:p text:style-name="P3">ADMINISTRATOR</text:p>
          </table:table-cell>
        </table:table-row>
        <table:table-row>
          <table:table-cell table:style-name="Tabla6.A1" office:value-type="string">
            <text:p text:style-name="P3">-AdminPtr:Adminisitrator*</text:p>
            <text:p text:style-name="P3">-profesorPtr: Professor*</text:p>
            <text:p text:style-name="P3">-degreePtr: Degree*</text:p>
            <text:p text:style-name="P3">-seminarPtr: Seminar*</text:p>
            <text:p text:style-name="P3">-fdpPtr:FDP*</text:p>
            <text:p text:style-name="P3">-void createUser()</text:p>
            <text:p text:style-name="P3">-void createResource()</text:p>
          </table:table-cell>
        </table:table-row>
        <table:table-row>
          <table:table-cell table:style-name="Tabla6.A1" office:value-type="string">
            <text:p text:style-name="P3">+Administrator()</text:p>
            <text:p text:style-name="P3">+Administrator (string ident, const Administrator &amp;admin)</text:p>
            <text:p text:style-name="P3"><text:soft-page-break/>+menu(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7" table:style-name="Tabla7">
        <table:table-column table:style-name="Tabla7.A"/>
        <table:table-row>
          <table:table-cell table:style-name="Tabla7.A1" office:value-type="string">
            <text:p text:style-name="P4">PROFESSOR</text:p>
          </table:table-cell>
        </table:table-row>
        <table:table-row>
          <table:table-cell table:style-name="Tabla7.A1" office:value-type="string">
            <text:p text:style-name="P3">#identifier:string</text:p>
            <text:p text:style-name="P3">#coursePtrlist[*]:Link_us_res</text:p>
            <text:p text:style-name="P3">#fdpPtrlist[*]:Link_us_res</text:p>
            <text:p text:style-name="P3">#seminarPtrlist[*]:Link_us_res*</text:p>
            <text:p text:style-name="P3">#addCourse(Link_us_res *link)</text:p>
            <text:p text:style-name="P3">#addSeminar(Link_us_res *link)</text:p>
            <text:p text:style-name="P3">#addFDP(Link_us_res *link)</text:p>
          </table:table-cell>
        </table:table-row>
        <table:table-row>
          <table:table-cell table:style-name="Tabla7.A1" office:value-type="string">
            <text:p text:style-name="P3">+Professor()</text:p>
            <text:p text:style-name="P3">+ Professor(string ident)</text:p>
            <text:p text:style-name="P3">+setidentifier(string ident)</text:p>
            <text:p text:style-name="P3">+getidentifier:string</text:p>
            <text:p text:style-name="P2"><text:span text:style-name="Fuente_20_de_20_párrafo_20_predeter."><text:span text:style-name="T1">+</text:span></text:span><text:span text:style-name="Fuente_20_de_20_párrafo_20_predeter."><text:span text:style-name="T10"> </text:span></text:span><text:span text:style-name="Fuente_20_de_20_párrafo_20_predeter."><text:span text:style-name="T6">virtual </text:span></text:span><text:span text:style-name="Fuente_20_de_20_párrafo_20_predeter."><text:span text:style-name="T1">menu</text:span></text:span><text:span text:style-name="Fuente_20_de_20_párrafo_20_predeter."><text:span text:style-name="T6">()</text:span></text:span></text:p>
          </table:table-cell>
        </table:table-row>
      </table:table>
      <text:p text:style-name="P10"/>
      <table:table table:name="Tabla8" table:style-name="Tabla8">
        <table:table-column table:style-name="Tabla8.A"/>
        <table:table-row>
          <table:table-cell table:style-name="Tabla8.A1" office:value-type="string">
            <text:p text:style-name="P4">DEGREE</text:p>
          </table:table-cell>
        </table:table-row>
        <table:table-row>
          <table:table-cell table:style-name="Tabla8.A1" office:value-type="string">
            <text:p text:style-name="P3">-name:string</text:p>
            <text:p text:style-name="P3">-student_number:integer</text:p>
            <text:p text:style-name="P3">-stulist: Student* </text:p>
            <text:p text:style-name="P3">-course_number:integer</text:p>
            <text:p text:style-name="P3">-courselist:Course*</text:p>
            <text:p text:style-name="P3">-fdp_number:integer</text:p>
            <text:p text:style-name="P3">-projectlist:FDP*</text:p>
          </table:table-cell>
        </table:table-row>
        <table:table-row>
          <table:table-cell table:style-name="Tabla8.A1" office:value-type="string">
            <text:p text:style-name="P3">+Degree()</text:p>
            <text:p text:style-name="P3">+Degree(string n)</text:p>
            <text:p text:style-name="P3">+getname():string</text:p>
            <text:p text:style-name="P3">+setname(string n)</text:p>
            <text:p text:style-name="P3">+addCourse()</text:p>
            <text:p text:style-name="P3">+addStudent()</text:p>
            <text:p text:style-name="P3">+addFDP()</text:p>
          </table:table-cell>
        </table:table-row>
      </table:table>
      <text:p text:style-name="P11"/>
      <text:p text:style-name="P11"/>
      <text:p text:style-name="P13"><text:s text:c="2"/></text:p>
      <text:p text:style-name="P13"/>
      <text:p text:style-name="P13"/>
      <table:table table:name="Tabla9" table:style-name="Tabla9">
        <table:table-column table:style-name="Tabla9.A"/>
        <table:table-row>
          <table:table-cell table:style-name="Tabla9.A1" office:value-type="string">
            <text:p text:style-name="P4">STUDENT</text:p>
          </table:table-cell>
        </table:table-row>
        <table:table-row>
          <table:table-cell table:style-name="Tabla9.A1" office:value-type="string">
            <text:p text:style-name="P3">-SIN:integer</text:p>
            <text:p text:style-name="P3">-mydegree: const Degree*</text:p>
            <text:p text:style-name="P3">-mycourses[*]:Link_us_res</text:p>
            <text:p text:style-name="P3"><text:soft-page-break/>-myseminars[*]:Link_us_res</text:p>
            <text:p text:style-name="P3">-myfdp: Link_us_res*</text:p>
            <text:p text:style-name="P3">-addCourse(Link_us_res *link)</text:p>
            <text:p text:style-name="P3">-addSeminar(Link_us_res*link)</text:p>
            <text:p text:style-name="P3">-addFDP(Link_us_res *link)</text:p>
          </table:table-cell>
        </table:table-row>
        <table:table-row>
          <table:table-cell table:style-name="Tabla9.A1" office:value-type="string">
            <text:p text:style-name="P3">+Student(int sin=0)</text:p>
            <text:p text:style-name="P3">+Student (int sin, Degree &amp;d)</text:p>
            <text:p text:style-name="P3">+Student(const Student &amp;)</text:p>
            <text:p text:style-name="P3">+Student&amp; operator=(const Student&amp;)</text:p>
            <text:p text:style-name="P3">+getSIN():integer</text:p>
            <text:p text:style-name="P3">+setSIN(int s)</text:p>
            <text:p text:style-name="P3">+getidentifier():string</text:p>
            <text:p text:style-name="P3">+enroll(Resource *res)</text:p>
            <text:p text:style-name="P3">+menu()</text:p>
          </table:table-cell>
        </table:table-row>
      </table:table>
      <text:p text:style-name="P13"/>
      <text:p text:style-name="P13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>USER</text:p>
          </table:table-cell>
        </table:table-row>
        <table:table-row>
          <table:table-cell table:style-name="Tabla10.A1" office:value-type="string">
            <text:p text:style-name="P3"/>
          </table:table-cell>
        </table:table-row>
        <table:table-row>
          <table:table-cell table:style-name="Tabla10.A1" office:value-type="string">
            <text:p text:style-name="P3">+User()</text:p>
            <text:p text:style-name="P2"><text:span text:style-name="Fuente_20_de_20_párrafo_20_predeter."><text:span text:style-name="T1">+virtual </text:span></text:span><text:span text:style-name="pl-en"><text:span text:style-name="T8">~ </text:span></text:span><text:span text:style-name="pl-en"><text:span text:style-name="T9">User()</text:span></text:span></text:p>
            <text:p text:style-name="P2"><text:span text:style-name="Fuente_20_de_20_párrafo_20_predeter."><text:span text:style-name="T1">+</text:span></text:span><text:span text:style-name="Fuente_20_de_20_párrafo_20_predeter."><text:span text:style-name="T4">menu()</text:span></text:span></text:p>
            <text:p text:style-name="P2"><text:span text:style-name="Fuente_20_de_20_párrafo_20_predeter."><text:span text:style-name="T1">+</text:span></text:span><text:span text:style-name="Fuente_20_de_20_párrafo_20_predeter."><text:span text:style-name="T4">getidentifier</text:span></text:span><text:span text:style-name="Fuente_20_de_20_párrafo_20_predeter."><text:span text:style-name="T1">():string</text:span></text:span></text:p>
            <text:p text:style-name="P3">+virtual addCourse(Link_us_res *link)</text:p>
            <text:p text:style-name="P3">+virtual addSeminar(Link_us_res *link)</text:p>
            <text:p text:style-name="P3">+virtual addFdp(Link_us_res *link)</text:p>
          </table:table-cell>
        </table:table-row>
      </table:table>
      <text:p text:style-name="P13"/>
      <text:p text:style-name="P13"/>
      <text:p text:style-name="P12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>SEMINAR</text:p>
          </table:table-cell>
        </table:table-row>
        <table:table-row table:style-name="Tabla11.2">
          <table:table-cell table:style-name="Tabla11.A1" office:value-type="string">
            <text:p text:style-name="P3">-coordinator: Link_us_res*</text:p>
            <text:p text:style-name="P3">-speaker:Link_us_res*</text:p>
            <text:p text:style-name="P3">-<text:span text:style-name="T11">eventDate</text:span>:Date</text:p>
            <text:p text:style-name="P3">-<text:span text:style-name="T11">max</text:span>seats:integer</text:p>
            <text:p text:style-name="P3">-<text:span text:style-name="T11">freeseats:integer</text:span></text:p>
            <text:p text:style-name="P3">-students: Link_us_res*</text:p>
          </table:table-cell>
        </table:table-row>
        <table:table-row table:style-name="Tabla11.3">
          <table:table-cell table:style-name="Tabla11.A1" office:value-type="string">
            <text:p text:style-name="P3">+Seminar(<text:span text:style-name="T11">id=”undefined”:string, s=”unknown”:string, seatsValue=0:integer, spe=null:User*, coord=null:User*</text:span>)</text:p>
            <text:p text:style-name="P15">+Seminar(<text:span text:style-name="T11">id=”undefined”:string, s=”unknown”:string, seatsValue=0:integer, when:Date, spe=null:User*, coord=null:User*</text:span>)</text:p>
            <text:p text:style-name="P17">+getmaxseats():const int;</text:p>
            <text:p text:style-name="P3">+set<text:span text:style-name="T11">max</text:span>seats(int s)</text:p>
            <text:p text:style-name="P17">+setdate(when:Date)</text:p>
            <text:p text:style-name="P15"><text:span text:style-name="T11">+getdate():const Date</text:span></text:p>
            <text:p text:style-name="P16"><text:soft-page-break/>setspeaker(spe:User *)</text:p>
            <text:p text:style-name="P16">getspeaker()const Link_us_res</text:p>
            <text:p text:style-name="P16">setcoordinator(coord:User *)</text:p>
            <text:p text:style-name="P16">getcoordinator()const Link_us_res</text:p>
            <text:p text:style-name="P16">addteacher(newteacher:Link_us_res *)</text:p>
            <text:p text:style-name="P16">addstudent(newstudent:Link_us_res *)</text:p>
          </table:table-cell>
        </table:table-row>
      </table:table>
      <text:p text:style-name="P12"/>
      <text:p text:style-name="P1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>LINK_US_RES</text:p>
          </table:table-cell>
        </table:table-row>
        <table:table-row>
          <table:table-cell table:style-name="Tabla12.A1" office:value-type="string">
            <text:p text:style-name="P3">-userPtr: User</text:p>
            <text:p text:style-name="P3">-resourcePtr: Resource</text:p>
            <text:p text:style-name="P3">-partial[4]:Mark</text:p>
            <text:p text:style-name="P3">-final:Mark</text:p>
          </table:table-cell>
        </table:table-row>
        <table:table-row>
          <table:table-cell table:style-name="Tabla12.A1" office:value-type="string">
            <text:p text:style-name="P15">+Link_us_res(u=nullptr: User *, r<text:span text:style-name="T11">=</text:span>nullptr:Resource *)</text:p>
            <text:p text:style-name="P17">+checkHealth()</text:p>
            <text:p text:style-name="P3">+connectCourseUser()</text:p>
            <text:p text:style-name="P3">+checkUserKind():bool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5%" fo:hyphenation-ladder-count="no-limit"/>
      <style:text-properties fo:font-size="11pt" style:font-size-asian="11pt" style:language-asian="en" style:country-asian="US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l-s" style:family="text" style:parent-style-name="Fuente_20_de_20_párrafo_20_predeter."/>
    <style:style style:name="pl-pds" style:family="text" style:parent-style-name="Fuente_20_de_20_párrafo_20_predeter."/>
    <style:style style:name="pl-en" style:family="text" style:parent-style-name="Fuente_20_de_20_párrafo_20_predeter."/>
    <style:style style:name="pl-k" style:family="text" style:parent-style-name="Fuente_20_de_20_párrafo_20_predeter."/>
    <style:style style:name="pl-c1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title/>
    <dc:description/>
    <dc:subject/>
    <meta:initial-creator>maria perez quintana</meta:initial-creator>
    <meta:creation-date>2018-11-09T09:32:00Z</meta:creation-date>
    <dc:date>2018-11-09T10:49:53.002932595</dc:date>
    <meta:editing-cycles>4</meta:editing-cycles>
    <meta:editing-duration>PT3M18S</meta:editing-duration>
    <meta:document-statistic meta:table-count="12" meta:image-count="0" meta:object-count="0" meta:page-count="5" meta:paragraph-count="156" meta:word-count="274" meta:character-count="3417" meta:non-whitespace-character-count="3292"/>
    <meta:template xlink:type="simple" xlink:actuate="onRequest" xlink:title="" xlink:href="../UML-classes.odt/Normal"/>
  </office:meta>
</office:document-meta>
</file>